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9EFEFDEA.png"/>
  <manifest:file-entry manifest:media-type="image/png" manifest:full-path="Pictures/100000000000032000000258CA0C59C4.png"/>
  <manifest:file-entry manifest:media-type="image/png" manifest:full-path="Pictures/10000000000003200000025830674EDA.png"/>
  <manifest:file-entry manifest:media-type="image/png" manifest:full-path="Pictures/100000000000032000000258F6AEE96B.png"/>
  <manifest:file-entry manifest:media-type="image/png" manifest:full-path="Pictures/100000000000032000000258BA875082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3.473cm" svg:x="2cm" svg:y="1.585cm" presentation:class="title" presentation:user-transformed="true">
          <draw:text-box>
            <text:p><text:line-break/>Final Project Presentation </text:p>
          </draw:text-box>
        </draw:frame>
        <draw:frame presentation:style-name="pr2" draw:text-style-name="P1" draw:layer="layout" svg:width="24.599cm" svg:height="10.586cm" svg:x="2cm" svg:y="5.414cm" presentation:class="subtitle" presentation:user-transformed="true">
          <draw:text-box>
            <text:p>Teh cdshop <text:line-break/>(bergs13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Content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Technologies used</text:p>
              </text:list-item>
              <text:list-item>
                <text:p>Features implemented</text:p>
              </text:list-item>
              <text:list-item>
                <text:p>Lessons lear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Technologies used</text:p>
          </draw:text-box>
        </draw:frame>
        <draw:frame presentation:style-name="pr5" draw:layer="layout" svg:width="24.599cm" svg:height="11.863cm" svg:x="2cm" svg:y="5.414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PHP</text:p>
              </text:list-item>
              <text:list-item>
                <text:p>JavaScript</text:p>
              </text:list-item>
              <text:list-item>
                <text:p>MySQL</text:p>
              </text:list-item>
              <text:list-item>
                <text:p>FPDF</text:p>
              </text:list-item>
              <text:list-item>
                <text:p>REST Service (Google Map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Features implemented</text:p>
          </draw:text-box>
        </draw:frame>
        <draw:frame presentation:style-name="pr5" draw:layer="layout" svg:width="24.599cm" svg:height="14.661cm" svg:x="2cm" svg:y="5.414cm" presentation:class="outline" presentation:user-transformed="true">
          <draw:text-box>
            <text:list text:style-name="L2">
              <text:list-item>
                <text:p>Tasks 1.1 to 6.5 (6.4 implemented but not tested because of mail server problems)</text:p>
              </text:list-item>
              <text:list-item>
                <text:p>Tasks 7.1, 7.3 (Menu mouseover, show/hide administration sections on click)</text:p>
              </text:list-item>
              <text:list-item>
                <text:p>8.1 to 11.1</text:p>
              </text:list-item>
              <text:list-item>
                <text:p>12.4 started, but not finished. Got an error in generating =&gt; It is implemented but not the whole output is prepared and no file is display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Lessons learnt</text:p>
          </draw:text-box>
        </draw:frame>
        <draw:frame presentation:style-name="pr5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 learned and explored a lot in working with the technologies for realizing further projects but I should take the time until the deadline more into account.</text:p>
              </text:list-item>
              <text:list-item>
                <text:p>OOP and generalizing is cool and useful, but I have spent too much time in it at the beginning. </text:p>
              </text:list-item>
              <text:list-item>
                <text:p>Create designs with CSS cost a lot of time. A framework should be u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Last but not least</text:p>
          </draw:text-box>
        </draw:frame>
        <draw:frame presentation:style-name="pr5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All in all my biggest problem was the time management, but I think the effort estimation would be much easier in further projects (I Had nearly no experience with web technologies)</text:p>
              </text:list-item>
              <text:list-item>
                <text:p>AJAX seems to be pretty cool, think will use it more in the future, when I have more time to work with it. ;-)</text:p>
              </text:list-item>
              <text:list-item>
                <text:p>How to make a screen cast? App can be tested with standard xampp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wein" style:repeat="stretch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water" style:repeat="stretch"/>
    </style:style>
    <style:style style:name="Mdp9" style:family="drawing-page">
      <style:drawing-page-properties draw:background-size="border" draw:fill="bitmap" draw:fill-image-name="forest" style:repeat="stretch"/>
    </style:style>
    <style:style style:name="Mdp10" style:family="drawing-page">
      <style:drawing-page-properties draw:background-size="border" draw:fill="bitmap" draw:fill-image-name="tunnel_5f_box" draw:fill-image-width="0cm" draw:fill-image-height="0cm"/>
    </style:style>
    <style:style style:name="Mdp11" style:family="drawing-page">
      <style:drawing-page-properties draw:background-size="border" draw:fill="bitmap" draw:fill-image-name="blendscreen2" draw:fill-image-width="0cm" draw:fill-image-height="0cm"/>
    </style:style>
    <style:style style:name="Mdp12" style:family="drawing-page">
      <style:drawing-page-properties draw:background-size="border" draw:fill="bitmap" draw:fill-image-name="keyboard_5f_lay" style:repeat="stretch"/>
    </style:style>
    <style:style style:name="Mdp13" style:family="drawing-page">
      <style:drawing-page-properties draw:background-size="border" draw:fill="bitmap" draw:fill-image-name="bwmed" style:repeat="stretch"/>
    </style:style>
    <style:style style:name="Mdp14" style:family="drawing-page">
      <style:drawing-page-properties draw:background-size="border" draw:fill="bitmap" draw:fill-image-name="ashapes8" style:repeat="stretch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26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tunnel-title">
      <style:graphic-properties draw:fill-color="#ffffff" draw:auto-grow-height="false" fo:min-height="3.507cm"/>
    </style:style>
    <style:style style:name="Mpr29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4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keyboard-title">
      <style:graphic-properties draw:fill-color="#ffffff" draw:auto-grow-height="false" fo:min-height="3.507cm"/>
    </style:style>
    <style:style style:name="Mpr3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3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rededges-title">
      <style:graphic-properties draw:fill-color="#ffffff" draw:auto-grow-height="false" fo:min-height="3.507cm"/>
    </style:style>
    <style:style style:name="Mpr43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6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6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8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9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25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10">
      <draw:frame presentation:style-name="Mpr28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9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1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12">
      <draw:frame presentation:style-name="Mpr3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3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1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3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14">
      <draw:frame presentation:style-name="Mpr42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1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3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1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3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14">
      <draw:frame presentation:style-name="Mpr42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 Berger</meta:initial-creator>
    <meta:creation-date>2013-03-01T13:53:47.09</meta:creation-date>
    <meta:editing-duration>PT1H38M23S</meta:editing-duration>
    <meta:editing-cycles>20</meta:editing-cycles>
    <dc:date>2014-01-15T03:23:42.47</dc:date>
    <dc:creator>Stefan Berger</dc:creator>
    <meta:generator>OpenOffice.org/3.3$Win32 OpenOffice.org_project/330m20$Build-9567</meta:generator>
    <meta:document-statistic meta:object-count="232"/>
  </office:meta>
</office:document-meta>
</file>